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left" draw:textarea-vertical-align="top" draw:auto-grow-height="false" fo:min-height="8.64cm" fo:min-width="7.452cm"/>
    </style:style>
    <style:style style:name="gr2" style:family="graphic" style:parent-style-name="standard">
      <style:graphic-properties draw:textarea-horizontal-align="left" draw:textarea-vertical-align="top" draw:auto-grow-height="false" fo:min-height="1.836cm" fo:min-width="3.914cm"/>
    </style:style>
    <style:style style:name="gr3" style:family="graphic" style:parent-style-name="standard">
      <style:graphic-properties draw:textarea-horizontal-align="left" draw:textarea-vertical-align="top" draw:auto-grow-height="false" fo:min-height="3.802cm" fo:min-width="5.39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579d1c" draw:textarea-horizontal-align="left" draw:textarea-vertical-align="top" draw:auto-grow-height="false" fo:min-height="8.64cm" fo:min-width="7.452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1.689cm" fo:min-width="4.372cm"/>
    </style:style>
    <style:style style:name="gr7" style:family="graphic" style:parent-style-name="objectwithoutfill">
      <style:graphic-properties draw:stroke="dash" draw:stroke-dash="Fine_20_Dashed" svg:stroke-width="0.1cm" svg:stroke-color="#ff6600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left" draw:textarea-vertical-align="top" draw:auto-grow-height="false" fo:min-height="2.124cm" fo:min-width="5.397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1.49cm"/>
    </style:style>
    <style:style style:name="gr11" style:family="graphic" style:parent-style-name="standard">
      <style:graphic-properties draw:stroke="none" svg:stroke-color="#000000" draw:fill="none" draw:fill-color="#ffffff" fo:min-height="0.795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fill-color="#83caff" draw:textarea-horizontal-align="left" draw:textarea-vertical-align="top" draw:auto-grow-height="false" fo:min-height="10.462cm" fo:min-width="7.452cm"/>
    </style:style>
    <style:style style:name="gr14" style:family="graphic" style:parent-style-name="standard">
      <style:graphic-properties draw:fill-color="#579d1c" draw:textarea-horizontal-align="left" draw:textarea-vertical-align="top" draw:auto-grow-height="false" fo:min-height="10.432cm" fo:min-width="7.452cm"/>
    </style:style>
    <style:style style:name="gr15" style:family="graphic" style:parent-style-name="objectwithoutfill">
      <style:graphic-properties draw:stroke="dash" draw:stroke-dash="Fine_20_Dashed"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52cm" svg:height="8.89cm" svg:x="10.905cm" svg:y="19.284cm">
          <text:p text:style-name="P1">TripleSt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14cm" svg:height="2.086cm" svg:x="2.994cm" svg:y="13.372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97cm" svg:height="4.052cm" svg:x="10.778cm" svg:y="12.387cm">
          <text:p text:style-name="P1">org:Organization</text:p>
          <text:p text:style-name="P1">foaf:name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08cm" svg:y1="14.415cm" svg:x2="10.778cm" svg:y2="14.413cm" draw:start-shape="id1" draw:start-glue-point="1" draw:end-shape="id2" draw:end-glue-point="3" svg:d="M7408 14415l3370-2" svg:viewBox="0 0 3371 3">
          <text:p text:style-name="P1">Publisher</text:p>
          <text:p text:style-name="P1"/>
        </draw:connector>
        <draw:custom-shape draw:style-name="gr5" draw:text-style-name="P4" draw:layer="layout" svg:width="7.952cm" svg:height="8.89cm" svg:x="1.905cm" svg:y="19.284cm">
          <text:p text:style-name="P1">Plone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08cm" svg:height="2.147cm" svg:x="2.147cm" svg:y="20.468cm">
          <text:p text:style-name="P1">dcat:Catalog</text:p>
          <text:p text:style-name="P1">dct:title F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5.08cm" svg:height="2.147cm" svg:x="2.148cm" svg:y="24.419cm">
          <text:p text:style-name="P1">foaf:Agent</text:p>
          <text:p text:style-name="P1">foaf:name B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.687cm" svg:y1="22.615cm" svg:x2="4.688cm" svg:y2="24.419cm" draw:start-shape="id3" draw:start-glue-point="2" draw:end-shape="id4" draw:end-glue-point="0" svg:d="M4687 22615l1 1804" svg:viewBox="0 0 2 1805">
          <text:p text:style-name="P1">Publisher</text:p>
          <text:p text:style-name="P1"/>
        </draw:connector>
        <draw:connector draw:style-name="gr7" draw:text-style-name="P3" draw:layer="layout" svg:x1="7.227cm" svg:y1="21.541cm" svg:x2="12.791cm" svg:y2="21.541cm" draw:start-shape="id3" draw:start-glue-point="1" svg:d="M7227 21541h5564" svg:viewBox="0 0 5565 1">
          <text:p/>
        </draw:connector>
        <draw:connector draw:style-name="gr7" draw:text-style-name="P3" draw:layer="layout" svg:x1="7.228cm" svg:y1="25.492cm" svg:x2="12.2cm" svg:y2="25.492cm" draw:start-shape="id4" draw:start-glue-point="1" svg:d="M7228 25492h4972" svg:viewBox="0 0 4973 1">
          <text:p/>
        </draw:connector>
        <draw:custom-shape draw:style-name="gr2" draw:text-style-name="P1" draw:layer="layout" svg:width="4.414cm" svg:height="2.086cm" svg:x="12.791cm" svg:y="20.404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97cm" svg:height="4.052cm" svg:x="12.23cm" svg:y="23.894cm">
          <text:p text:style-name="P1">org:Organization</text:p>
          <text:p text:style-name="P1">foaf:name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14cm" svg:height="2.086cm" svg:x="2.994cm" svg:y="3.079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897cm" svg:height="2.374cm" svg:x="10.778cm" svg:y="2.935cm">
          <text:p text:style-name="P1">hulk:Person</text:p>
          <text:p text:style-name="P1">foaf:name HULK!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08cm" svg:y1="4.122cm" svg:x2="10.778cm" svg:y2="4.122cm" draw:start-shape="id5" draw:start-glue-point="1" draw:end-shape="id6" draw:end-glue-point="3" svg:d="M7408 4122h3370" svg:viewBox="0 0 3371 1">
          <text:p text:style-name="P1">Publisher</text:p>
          <text:p text:style-name="P1"/>
        </draw:connector>
        <draw:frame draw:style-name="gr9" draw:text-style-name="P6" draw:layer="layout" svg:width="18.355cm" svg:height="1.673cm" svg:x="1.33cm" svg:y="5.549cm">
          <draw:text-box>
            <text:p>Testing inheritance: Hulk:Person has no ancestor foaf:agent → rejected</text:p>
          </draw:text-box>
        </draw:frame>
        <draw:custom-shape draw:style-name="gr2" draw:text-style-name="P1" xml:id="id7" draw:id="id7" draw:layer="layout" svg:width="4.414cm" svg:height="2.086cm" svg:x="2.995cm" svg:y="7.479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5.897cm" svg:height="2.374cm" svg:x="10.779cm" svg:y="7.335cm">
          <text:p text:style-name="P1">org:Organization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09cm" svg:y1="8.522cm" svg:x2="10.779cm" svg:y2="8.522cm" draw:start-shape="id7" draw:start-glue-point="1" draw:end-shape="id8" draw:end-glue-point="3" svg:d="M7409 8522h3370" svg:viewBox="0 0 3371 1">
          <text:p text:style-name="P1">Publisher</text:p>
          <text:p text:style-name="P1"/>
        </draw:connector>
        <draw:frame draw:style-name="gr10" draw:text-style-name="P6" draw:layer="layout" svg:width="18.355cm" svg:height="1.74cm" svg:x="1.331cm" svg:y="9.949cm">
          <draw:text-box>
            <text:p>Testing Inheritance: org:organzation has ancestor foaf:agent, but no required dct:label for foaf:Agent → rejected</text:p>
          </draw:text-box>
        </draw:frame>
        <draw:frame draw:style-name="gr11" draw:text-style-name="P7" draw:layer="layout" svg:width="18.355cm" svg:height="1.045cm" svg:x="1.031cm" svg:y="0.95cm">
          <draw:text-box>
            <text:p><text:span text:style-name="T1">PKAN: </text:span><text:span text:style-name="T1">Acceptan</text:span><text:span text:style-name="T1">ce rules </text:span><text:span text:style-name="T1">for </text:span><text:span text:style-name="T1">incoming </text:span><text:span text:style-name="T1">entities</text:span></text:p>
          </draw:text-box>
        </draw:frame>
        <draw:frame draw:style-name="gr12" draw:text-style-name="P6" draw:layer="layout" svg:width="18.355cm" svg:height="2.384cm" svg:x="1.332cm" svg:y="16.649cm">
          <draw:text-box>
            <text:p>org:organzation derived from foaf:agent, required dct:label for foaf:Agent is given. Required field ori:gami for org:Organization is present → accepted</text:p>
          </draw:text-box>
        </draw:frame>
      </draw:page>
      <draw:page draw:name="page2" draw:style-name="dp1" draw:master-page-name="Default">
        <draw:custom-shape draw:style-name="gr13" draw:text-style-name="P2" draw:layer="layout" svg:width="7.952cm" svg:height="10.712cm" svg:x="11.087cm" svg:y="2.411cm">
          <text:p text:style-name="P1">TripleStor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52cm" svg:height="10.682cm" svg:x="2.087cm" svg:y="2.411cm">
          <text:p text:style-name="P1">Plone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5.08cm" svg:height="2.147cm" svg:x="2.329cm" svg:y="3.595cm">
          <text:p text:style-name="P1">dcat:Catalog</text:p>
          <text:p text:style-name="P1">dct:title F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5.08cm" svg:height="2.147cm" svg:x="2.33cm" svg:y="7.546cm">
          <text:p text:style-name="P1">foaf:Agent</text:p>
          <text:p text:style-name="P1">foaf:name B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.869cm" svg:y1="5.742cm" svg:x2="4.87cm" svg:y2="7.546cm" draw:start-shape="id9" draw:start-glue-point="2" draw:end-shape="id10" draw:end-glue-point="0" svg:d="M4869 5742l1 1804" svg:viewBox="0 0 2 1805">
          <text:p text:style-name="P1">Publisher</text:p>
          <text:p text:style-name="P1"/>
        </draw:connector>
        <draw:connector draw:style-name="gr15" draw:text-style-name="P3" draw:layer="layout" svg:x1="7.409cm" svg:y1="4.668cm" svg:x2="12.973cm" svg:y2="4.668cm" draw:start-shape="id9" draw:start-glue-point="1" svg:d="M7409 4668h5564" svg:viewBox="0 0 5565 1">
          <text:p/>
        </draw:connector>
        <draw:connector draw:style-name="gr15" draw:text-style-name="P3" draw:layer="layout" svg:x1="7.41cm" svg:y1="8.619cm" svg:x2="12.382cm" svg:y2="8.619cm" draw:start-shape="id10" draw:start-glue-point="1" svg:d="M7410 8619h4972" svg:viewBox="0 0 4973 1">
          <text:p/>
        </draw:connector>
        <draw:custom-shape draw:style-name="gr2" draw:text-style-name="P1" draw:layer="layout" svg:width="4.414cm" svg:height="2.086cm" svg:x="12.973cm" svg:y="3.531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97cm" svg:height="4.052cm" svg:x="12.412cm" svg:y="7.021cm">
          <text:p text:style-name="P1">org:Organization</text:p>
          <text:p text:style-name="P1">foaf:name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2-13T23:53:37.988970906</meta:creation-date>
    <dc:date>2018-02-20T00:29:08.621994393</dc:date>
    <dc:creator>volker </dc:creator>
    <meta:editing-duration>PT1H1M29S</meta:editing-duration>
    <meta:editing-cycles>5</meta:editing-cycles>
    <meta:generator>LibreOffice/5.2.7.2$Linux_X86_64 LibreOffice_project/20m0$Build-2</meta:generator>
    <meta:document-statistic meta:object-count="31"/>
  </office:meta>
</office:document-meta>
</file>